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5-09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5-06-24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5-03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4-11-1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4-09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4-04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4-02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4-01-0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3-10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3-07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3-04-1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3-01-0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2-10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2-08-09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2-06-0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2-0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1-10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1-08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1-03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0-12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20-02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9-11-0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9-07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9-04-1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8-12-1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8-10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8-08-0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8-06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8-04-19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8-02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7-12-1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7-08-1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7-06-1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6-10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6-08-1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6-05-20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6-03-0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5-10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5-07-2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5-04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5-02-1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4-10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4-07-1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4-04-2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4-02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3-11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3-07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3-04-1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3-01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2-12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2-10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2-07-1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2-04-0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2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1-10-0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1-07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1-04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1-01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0-10-28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0-07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0-07-22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0-04-1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10-01-1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9-10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9-07-2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9-04-1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9-02-0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8-10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8-07-16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8-04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8-01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7-10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7-08-3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7-06-15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7-04-1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6-12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6-09-1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6-05-1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6-02-0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5-11-0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5-07-2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5-05-10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5-01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4-11-0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4-08-0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4-04-30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4-02-1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3-10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3-07-2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3-04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3-01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2-10-1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2-07-2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2-04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2-01-1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1-10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1-07-27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1-04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1-03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1-01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0-10-1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0-08-0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0-06-13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6-10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8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223076122101</text:p>
          </table:table-cell>
          <table:table-cell office:value-type="string" calcext:value-type="string">
            <text:p>61C <text:s/>1</text:p>
          </table:table-cell>
          <table:table-cell office:value-type="string" calcext:value-type="string">
            <text:p>196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68" meta:object-count="0"/>
    <meta:user-defined meta:name="AppVersion">3.0</meta:user-defined>
  </office:meta>
</office:document-meta>
</file>